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5328" officeooo:paragraph-rsid="00115328"/>
    </style:style>
    <style:style style:name="P2" style:family="paragraph" style:parent-style-name="Standard">
      <style:text-properties officeooo:rsid="001298cc" officeooo:paragraph-rsid="001298cc"/>
    </style:style>
    <style:style style:name="P3" style:family="paragraph" style:parent-style-name="Standard">
      <style:text-properties officeooo:rsid="0012b631" officeooo:paragraph-rsid="0012b631"/>
    </style:style>
    <style:style style:name="P4" style:family="paragraph" style:parent-style-name="Standard">
      <style:text-properties officeooo:rsid="00137eed" officeooo:paragraph-rsid="00137eed"/>
    </style:style>
    <style:style style:name="P5" style:family="paragraph" style:parent-style-name="Standard">
      <style:text-properties officeooo:rsid="001382d0" officeooo:paragraph-rsid="001382d0"/>
    </style:style>
    <style:style style:name="T1" style:family="text">
      <style:text-properties officeooo:rsid="001298cc"/>
    </style:style>
    <style:style style:name="T2" style:family="text">
      <style:text-properties officeooo:rsid="0012b631"/>
    </style:style>
    <style:style style:name="T3" style:family="text">
      <style:text-properties officeooo:rsid="00137eed"/>
    </style:style>
    <style:style style:name="T4" style:family="text">
      <style:text-properties officeooo:rsid="001382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J.M.C </text:p>
      <text:p text:style-name="P1"/>
      <text:p text:style-name="P1">Idade: 45 anos </text:p>
      <text:p text:style-name="P1"/>
      <text:p text:style-name="P1">Alergias: Nega </text:p>
      <text:p text:style-name="P2"/>
      <text:p text:style-name="P2">Medicamentos em uso: Nega </text:p>
      <text:p text:style-name="P1"/>
      <text:p text:style-name="P1"/>
      <text:p text:style-name="P2">Hda: Paciente de 45 anos, comparece ao consultório de neurologia, encaminhada pelo PSF devido a resultado de tomografia de crânio. O exame foi soliticado, segundo relato da mesma, devido a crise de cefaléia intensa, <text:span text:style-name="T2">em aperto, frontotemporal, vespertina, sem fotofobia ou náusea e vômito,</text:span> <text:span text:style-name="T2">que persistiu por aproximadamente 10 dias antes da realização do exame, necessitando de atendimento em pronto socorro por 3 vezes. Paciente nega cefaléia prévia na mesma intensidade, e que nunca foi uma pessoa com necessidade de fazer uso de analgésicos frequentemente, porém que vez ou outra (frequência maior que mensalmente), apresenta dor frontotemporal discreta, que em sua maioria das vezes resolvia-se espontaneamente. </text:span></text:p>
      <text:p text:style-name="P3">Chega a consulta com Tomografia de Crânio, de baixa qualidade, apresentando diagnóstico de Neurocisticercose, estágio 4, devido a algumas lesões calcificadas em região subcortical bilateralmente (total de 3). </text:p>
      <text:p text:style-name="P3">Paciente nega episódios de fraqueza muscular, alterações visuais ou de consciência, episódio de abalos ou (pré) síncopes. Nega histórico de crises convulsivas. </text:p>
      <text:p text:style-name="P3"/>
      <text:p text:style-name="P3">Exame físico:</text:p>
      <text:p text:style-name="P3">Reflexo / Pares cranianos / Sensibilidade e Força muscular Testados e sem alterações</text:p>
      <text:p text:style-name="P3">Sem alterações em marcha.</text:p>
      <text:p text:style-name="P3"/>
      <text:p text:style-name="P3">Aparelho cardiovascular: BNF, RCR 2T</text:p>
      <text:p text:style-name="P3"/>
      <text:p text:style-name="P3">Acianótica, anictérica, normocorada e hidratada. </text:p>
      <text:p text:style-name="P1"/>
      <text:p text:style-name="P1">HPP: Nega HAS, DM2 ou outras patologias prévias</text:p>
      <text:p text:style-name="P1"/>
      <text:p text:style-name="P1">HF: Mãe Hipertensa.</text:p>
      <text:p text:style-name="P1"/>
      <text:p text:style-name="P1">Exames complementares: <text:span text:style-name="T1">calcificações esparsas subcorticais – laudo como neurcisticercose estágio 4. </text:span><text:span text:style-name="T3">Não observo edema, porém também não foi laudado.</text:span></text:p>
      <text:p text:style-name="P1"/>
      <text:p text:style-name="P4">Conduta:</text:p>
      <text:p text:style-name="P4">1) <text:span text:style-name="T4">Albendazol 400mg 1cp de 12/12hs, por 3 dias.</text:span></text:p>
      <text:p text:style-name="P5">2) Prednisona 20mg 1cp de 12/12hs, por 7 dias.</text:p>
      <text:p text:style-name="P5">3) Solicito RNM de crânio com contraste</text:p>
      <text:p text:style-name="P5">4) Aguardo retorno.</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7-16T14:34:49.222000000</meta:creation-date>
    <dc:date>2025-07-16T15:23:16.871000000</dc:date>
    <meta:editing-duration>PT6M34S</meta:editing-duration>
    <meta:editing-cycles>1</meta:editing-cycles>
    <meta:document-statistic meta:table-count="0" meta:image-count="0" meta:object-count="0" meta:page-count="1" meta:paragraph-count="20" meta:word-count="254" meta:character-count="1732" meta:non-whitespace-character-count="1489"/>
    <meta:generator>LibreOffice/6.4.7.2$Windows_X86_64 LibreOffice_project/639b8ac485750d5696d7590a72ef1b496725cfb5</meta:generator>
  </office:meta>
</office:document-meta>
</file>